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Atlas Grotesk" fo:font-size="10.5pt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000000" style:font-name="Atlas Grotesk" fo:font-size="15pt" fo:letter-spacing="normal" fo:font-style="normal" fo:font-weight="bold"/>
    </style:style>
    <style:style style:name="P5" style:family="paragraph" style:parent-style-name="Heading_20_2">
      <style:paragraph-properties fo:margin-left="0in" fo:margin-right="0in" fo:margin-top="0.3335in" fo:margin-bottom="0.166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tlas Grotesk" fo:font-size="15pt" fo:letter-spacing="normal" fo:font-style="normal" fo:font-weight="bold"/>
    </style:style>
    <style:style style:name="T1" style:family="text">
      <style:text-properties fo:font-variant="normal" fo:text-transform="none" style:font-name="inherit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style:font-name="Atlas Grotesk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File descriptions</text:h>
      <text:list xml:id="list4157795621" text:style-name="L1">
        <text:list-item>
          <text:p text:style-name="P1"><text:span text:style-name="Strong_20_Emphasis"><text:span text:style-name="T1">train.csv</text:span></text:span><text:span text:style-name="T2"> - the training set</text:span></text:p>
        </text:list-item>
        <text:list-item>
          <text:p text:style-name="P1"><text:span text:style-name="Strong_20_Emphasis"><text:span text:style-name="T1">test.csv</text:span></text:span><text:span text:style-name="T2"> - the test set</text:span></text:p>
        </text:list-item>
        <text:list-item>
          <text:p text:style-name="P1"><text:span text:style-name="Strong_20_Emphasis"><text:span text:style-name="T1">data_description.txt</text:span></text:span><text:span text:style-name="T2"> - full description of each column, originally prepared by Dean De Cock but lightly edited to match the column names used here</text:span></text:p>
        </text:list-item>
        <text:list-item>
          <text:p text:style-name="P1"><text:span text:style-name="Strong_20_Emphasis"><text:span text:style-name="T1">sample_submission.csv</text:span></text:span><text:span text:style-name="T2"> - a benchmark submission from a linear regression on year and month of sale, lot square footage, and number of bedrooms</text:span></text:p>
        </text:list-item>
      </text:list>
      <text:h text:style-name="P5" text:outline-level="2">Data fields</text:h>
      <text:p text:style-name="P3">Here's a brief version of what you'll find in the data description file.</text:p>
      <text:list xml:id="list3211064729" text:style-name="L2">
        <text:list-item>
          <text:p text:style-name="P2"><text:span text:style-name="Strong_20_Emphasis"><text:span text:style-name="T1">SalePrice</text:span></text:span><text:span text:style-name="T2"> - the property's sale price in dollars. This is the target variable that you're trying to predict.</text:span></text:p>
        </text:list-item>
        <text:list-item>
          <text:p text:style-name="P2"><text:span text:style-name="Strong_20_Emphasis"><text:span text:style-name="T1">MSSubClass</text:span></text:span><text:span text:style-name="T2">: The building class</text:span></text:p>
        </text:list-item>
        <text:list-item>
          <text:p text:style-name="P2"><text:span text:style-name="Strong_20_Emphasis"><text:span text:style-name="T1">MSZoning</text:span></text:span><text:span text:style-name="T2">: The general zoning classification</text:span></text:p>
        </text:list-item>
        <text:list-item>
          <text:p text:style-name="P2"><text:span text:style-name="Strong_20_Emphasis"><text:span text:style-name="T1">LotFrontage</text:span></text:span><text:span text:style-name="T2">: Linear feet of street connected to property</text:span></text:p>
        </text:list-item>
        <text:list-item>
          <text:p text:style-name="P2"><text:span text:style-name="Strong_20_Emphasis"><text:span text:style-name="T1">LotArea</text:span></text:span><text:span text:style-name="T2">: Lot size in square feet</text:span></text:p>
        </text:list-item>
        <text:list-item>
          <text:p text:style-name="P2"><text:span text:style-name="Strong_20_Emphasis"><text:span text:style-name="T1">Street</text:span></text:span><text:span text:style-name="T2">: Type of road access</text:span></text:p>
        </text:list-item>
        <text:list-item>
          <text:p text:style-name="P2"><text:span text:style-name="Strong_20_Emphasis"><text:span text:style-name="T1">Alley</text:span></text:span><text:span text:style-name="T2">: Type of alley access</text:span></text:p>
        </text:list-item>
        <text:list-item>
          <text:p text:style-name="P2"><text:span text:style-name="Strong_20_Emphasis"><text:span text:style-name="T1">LotShape</text:span></text:span><text:span text:style-name="T2">: General shape of property</text:span></text:p>
        </text:list-item>
        <text:list-item>
          <text:p text:style-name="P2"><text:span text:style-name="Strong_20_Emphasis"><text:span text:style-name="T1">LandContour</text:span></text:span><text:span text:style-name="T2">: Flatness of the property</text:span></text:p>
        </text:list-item>
        <text:list-item>
          <text:p text:style-name="P2"><text:span text:style-name="Strong_20_Emphasis"><text:span text:style-name="T1">Utilities</text:span></text:span><text:span text:style-name="T2">: Type of utilities available</text:span></text:p>
        </text:list-item>
        <text:list-item>
          <text:p text:style-name="P2"><text:span text:style-name="Strong_20_Emphasis"><text:span text:style-name="T1">LotConfig</text:span></text:span><text:span text:style-name="T2">: Lot configuration</text:span></text:p>
        </text:list-item>
        <text:list-item>
          <text:p text:style-name="P2"><text:span text:style-name="Strong_20_Emphasis"><text:span text:style-name="T1">LandSlope</text:span></text:span><text:span text:style-name="T2">: Slope of property</text:span></text:p>
        </text:list-item>
        <text:list-item>
          <text:p text:style-name="P2"><text:span text:style-name="Strong_20_Emphasis"><text:span text:style-name="T1">Neighborhood</text:span></text:span><text:span text:style-name="T2">: Physical locations within Ames city limits</text:span></text:p>
        </text:list-item>
        <text:list-item>
          <text:p text:style-name="P2"><text:span text:style-name="Strong_20_Emphasis"><text:span text:style-name="T1">Condition1</text:span></text:span><text:span text:style-name="T2">: Proximity to main road or railroad</text:span></text:p>
        </text:list-item>
        <text:list-item>
          <text:p text:style-name="P2"><text:span text:style-name="Strong_20_Emphasis"><text:span text:style-name="T1">Condition2</text:span></text:span><text:span text:style-name="T2">: Proximity to main road or railroad (if a second is present)</text:span></text:p>
        </text:list-item>
        <text:list-item>
          <text:p text:style-name="P2"><text:span text:style-name="Strong_20_Emphasis"><text:span text:style-name="T1">BldgType</text:span></text:span><text:span text:style-name="T2">: Type of dwelling</text:span></text:p>
        </text:list-item>
        <text:list-item>
          <text:p text:style-name="P2"><text:span text:style-name="Strong_20_Emphasis"><text:span text:style-name="T1">HouseStyle</text:span></text:span><text:span text:style-name="T2">: Style of dwelling</text:span></text:p>
        </text:list-item>
        <text:list-item>
          <text:p text:style-name="P2"><text:span text:style-name="Strong_20_Emphasis"><text:span text:style-name="T1">OverallQual</text:span></text:span><text:span text:style-name="T2">: Overall material and finish quality</text:span></text:p>
        </text:list-item>
        <text:list-item>
          <text:p text:style-name="P2"><text:span text:style-name="Strong_20_Emphasis"><text:span text:style-name="T1">OverallCond</text:span></text:span><text:span text:style-name="T2">: Overall condition rating</text:span></text:p>
        </text:list-item>
        <text:list-item>
          <text:p text:style-name="P2"><text:span text:style-name="Strong_20_Emphasis"><text:span text:style-name="T1">YearBuilt</text:span></text:span><text:span text:style-name="T2">: Original construction date</text:span></text:p>
        </text:list-item>
        <text:list-item>
          <text:p text:style-name="P2"><text:span text:style-name="Strong_20_Emphasis"><text:span text:style-name="T1">YearRemodAdd</text:span></text:span><text:span text:style-name="T2">: Remodel date</text:span></text:p>
        </text:list-item>
        <text:list-item>
          <text:p text:style-name="P2"><text:span text:style-name="Strong_20_Emphasis"><text:span text:style-name="T1">RoofStyle</text:span></text:span><text:span text:style-name="T2">: Type of roof</text:span></text:p>
        </text:list-item>
        <text:list-item>
          <text:p text:style-name="P2"><text:span text:style-name="Strong_20_Emphasis"><text:span text:style-name="T1">RoofMatl</text:span></text:span><text:span text:style-name="T2">: Roof material</text:span></text:p>
        </text:list-item>
        <text:list-item>
          <text:p text:style-name="P2"><text:span text:style-name="Strong_20_Emphasis"><text:span text:style-name="T1">Exterior1st</text:span></text:span><text:span text:style-name="T2">: Exterior covering on house</text:span></text:p>
        </text:list-item>
        <text:list-item>
          <text:p text:style-name="P2"><text:span text:style-name="Strong_20_Emphasis"><text:span text:style-name="T1">Exterior2nd</text:span></text:span><text:span text:style-name="T2">: Exterior covering on house (if more than one material)</text:span></text:p>
        </text:list-item>
        <text:list-item>
          <text:p text:style-name="P2"><text:span text:style-name="Strong_20_Emphasis"><text:span text:style-name="T1">MasVnrType</text:span></text:span><text:span text:style-name="T2">: Masonry veneer type</text:span></text:p>
        </text:list-item>
        <text:list-item>
          <text:p text:style-name="P2"><text:span text:style-name="Strong_20_Emphasis"><text:span text:style-name="T1">MasVnrArea</text:span></text:span><text:span text:style-name="T2">: Masonry veneer area in square feet</text:span></text:p>
        </text:list-item>
        <text:list-item>
          <text:p text:style-name="P2"><text:span text:style-name="Strong_20_Emphasis"><text:span text:style-name="T1">ExterQual</text:span></text:span><text:span text:style-name="T2">: Exterior material quality</text:span></text:p>
        </text:list-item>
        <text:list-item>
          <text:p text:style-name="P2"><text:span text:style-name="Strong_20_Emphasis"><text:span text:style-name="T1">ExterCond</text:span></text:span><text:span text:style-name="T2">: Present condition of the material on the exterior</text:span></text:p>
        </text:list-item>
        <text:list-item>
          <text:p text:style-name="P2"><text:span text:style-name="Strong_20_Emphasis"><text:span text:style-name="T1">Foundation</text:span></text:span><text:span text:style-name="T2">: Type of foundation</text:span></text:p>
        </text:list-item>
        <text:list-item>
          <text:p text:style-name="P2"><text:span text:style-name="Strong_20_Emphasis"><text:span text:style-name="T1">BsmtQual</text:span></text:span><text:span text:style-name="T2">: Height of the basement</text:span></text:p>
        </text:list-item>
        <text:list-item>
          <text:p text:style-name="P2"><text:span text:style-name="Strong_20_Emphasis"><text:span text:style-name="T1">BsmtCond</text:span></text:span><text:span text:style-name="T2">: General condition of the basement</text:span></text:p>
        </text:list-item>
        <text:list-item>
          <text:p text:style-name="P2"><text:soft-page-break/><text:span text:style-name="Strong_20_Emphasis"><text:span text:style-name="T1">BsmtExposure</text:span></text:span><text:span text:style-name="T2">: Walkout or garden level basement walls</text:span></text:p>
        </text:list-item>
        <text:list-item>
          <text:p text:style-name="P2"><text:span text:style-name="Strong_20_Emphasis"><text:span text:style-name="T1">BsmtFinType1</text:span></text:span><text:span text:style-name="T2">: Quality of basement finished area</text:span></text:p>
        </text:list-item>
        <text:list-item>
          <text:p text:style-name="P2"><text:span text:style-name="Strong_20_Emphasis"><text:span text:style-name="T1">BsmtFinSF1</text:span></text:span><text:span text:style-name="T2">: Type 1 finished square feet</text:span></text:p>
        </text:list-item>
        <text:list-item>
          <text:p text:style-name="P2"><text:span text:style-name="Strong_20_Emphasis"><text:span text:style-name="T1">BsmtFinType2</text:span></text:span><text:span text:style-name="T2">: Quality of second finished area (if present)</text:span></text:p>
        </text:list-item>
        <text:list-item>
          <text:p text:style-name="P2"><text:span text:style-name="Strong_20_Emphasis"><text:span text:style-name="T1">BsmtFinSF2</text:span></text:span><text:span text:style-name="T2">: Type 2 finished square feet</text:span></text:p>
        </text:list-item>
        <text:list-item>
          <text:p text:style-name="P2"><text:span text:style-name="Strong_20_Emphasis"><text:span text:style-name="T1">BsmtUnfSF</text:span></text:span><text:span text:style-name="T2">: Unfinished square feet of basement area</text:span></text:p>
        </text:list-item>
        <text:list-item>
          <text:p text:style-name="P2"><text:span text:style-name="Strong_20_Emphasis"><text:span text:style-name="T1">TotalBsmtSF</text:span></text:span><text:span text:style-name="T2">: Total square feet of basement area</text:span></text:p>
        </text:list-item>
        <text:list-item>
          <text:p text:style-name="P2"><text:span text:style-name="Strong_20_Emphasis"><text:span text:style-name="T1">Heating</text:span></text:span><text:span text:style-name="T2">: Type of heating</text:span></text:p>
        </text:list-item>
        <text:list-item>
          <text:p text:style-name="P2"><text:span text:style-name="Strong_20_Emphasis"><text:span text:style-name="T1">HeatingQC</text:span></text:span><text:span text:style-name="T2">: Heating quality and condition</text:span></text:p>
        </text:list-item>
        <text:list-item>
          <text:p text:style-name="P2"><text:span text:style-name="Strong_20_Emphasis"><text:span text:style-name="T1">CentralAir</text:span></text:span><text:span text:style-name="T2">: Central air conditioning</text:span></text:p>
        </text:list-item>
        <text:list-item>
          <text:p text:style-name="P2"><text:span text:style-name="Strong_20_Emphasis"><text:span text:style-name="T1">Electrical</text:span></text:span><text:span text:style-name="T2">: Electrical system</text:span></text:p>
        </text:list-item>
        <text:list-item>
          <text:p text:style-name="P2"><text:span text:style-name="Strong_20_Emphasis"><text:span text:style-name="T1">1stFlrSF</text:span></text:span><text:span text:style-name="T2">: First Floor square feet</text:span></text:p>
        </text:list-item>
        <text:list-item>
          <text:p text:style-name="P2"><text:span text:style-name="Strong_20_Emphasis"><text:span text:style-name="T1">2ndFlrSF</text:span></text:span><text:span text:style-name="T2">: Second floor square feet</text:span></text:p>
        </text:list-item>
        <text:list-item>
          <text:p text:style-name="P2"><text:span text:style-name="Strong_20_Emphasis"><text:span text:style-name="T1">LowQualFinSF</text:span></text:span><text:span text:style-name="T2">: Low quality finished square feet (all floors)</text:span></text:p>
        </text:list-item>
        <text:list-item>
          <text:p text:style-name="P2"><text:span text:style-name="Strong_20_Emphasis"><text:span text:style-name="T1">GrLivArea</text:span></text:span><text:span text:style-name="T2">: Above grade (ground) living area square feet</text:span></text:p>
        </text:list-item>
        <text:list-item>
          <text:p text:style-name="P2"><text:span text:style-name="Strong_20_Emphasis"><text:span text:style-name="T1">BsmtFullBath</text:span></text:span><text:span text:style-name="T2">: Basement full bathrooms</text:span></text:p>
        </text:list-item>
        <text:list-item>
          <text:p text:style-name="P2"><text:span text:style-name="Strong_20_Emphasis"><text:span text:style-name="T1">BsmtHalfBath</text:span></text:span><text:span text:style-name="T2">: Basement half bathrooms</text:span></text:p>
        </text:list-item>
        <text:list-item>
          <text:p text:style-name="P2"><text:span text:style-name="Strong_20_Emphasis"><text:span text:style-name="T1">FullBath</text:span></text:span><text:span text:style-name="T2">: Full bathrooms above grade</text:span></text:p>
        </text:list-item>
        <text:list-item>
          <text:p text:style-name="P2"><text:span text:style-name="Strong_20_Emphasis"><text:span text:style-name="T1">HalfBath</text:span></text:span><text:span text:style-name="T2">: Half baths above grade</text:span></text:p>
        </text:list-item>
        <text:list-item>
          <text:p text:style-name="P2"><text:span text:style-name="Strong_20_Emphasis"><text:span text:style-name="T1">Bedroom</text:span></text:span><text:span text:style-name="T2">: Number of bedrooms above basement level</text:span></text:p>
        </text:list-item>
        <text:list-item>
          <text:p text:style-name="P2"><text:span text:style-name="Strong_20_Emphasis"><text:span text:style-name="T1">Kitchen</text:span></text:span><text:span text:style-name="T2">: Number of kitchens</text:span></text:p>
        </text:list-item>
        <text:list-item>
          <text:p text:style-name="P2"><text:span text:style-name="Strong_20_Emphasis"><text:span text:style-name="T1">KitchenQual</text:span></text:span><text:span text:style-name="T2">: Kitchen quality</text:span></text:p>
        </text:list-item>
        <text:list-item>
          <text:p text:style-name="P2"><text:span text:style-name="Strong_20_Emphasis"><text:span text:style-name="T1">TotRmsAbvGrd</text:span></text:span><text:span text:style-name="T2">: Total rooms above grade (does not include bathrooms)</text:span></text:p>
        </text:list-item>
        <text:list-item>
          <text:p text:style-name="P2"><text:span text:style-name="Strong_20_Emphasis"><text:span text:style-name="T1">Functional</text:span></text:span><text:span text:style-name="T2">: Home functionality rating</text:span></text:p>
        </text:list-item>
        <text:list-item>
          <text:p text:style-name="P2"><text:span text:style-name="Strong_20_Emphasis"><text:span text:style-name="T1">Fireplaces</text:span></text:span><text:span text:style-name="T2">: Number of fireplaces</text:span></text:p>
        </text:list-item>
        <text:list-item>
          <text:p text:style-name="P2"><text:span text:style-name="Strong_20_Emphasis"><text:span text:style-name="T1">FireplaceQu</text:span></text:span><text:span text:style-name="T2">: Fireplace quality</text:span></text:p>
        </text:list-item>
        <text:list-item>
          <text:p text:style-name="P2"><text:span text:style-name="Strong_20_Emphasis"><text:span text:style-name="T1">GarageType</text:span></text:span><text:span text:style-name="T2">: Garage location</text:span></text:p>
        </text:list-item>
        <text:list-item>
          <text:p text:style-name="P2"><text:span text:style-name="Strong_20_Emphasis"><text:span text:style-name="T1">GarageYrBlt</text:span></text:span><text:span text:style-name="T2">: Year garage was built</text:span></text:p>
        </text:list-item>
        <text:list-item>
          <text:p text:style-name="P2"><text:span text:style-name="Strong_20_Emphasis"><text:span text:style-name="T1">GarageFinish</text:span></text:span><text:span text:style-name="T2">: Interior finish of the garage</text:span></text:p>
        </text:list-item>
        <text:list-item>
          <text:p text:style-name="P2"><text:span text:style-name="Strong_20_Emphasis"><text:span text:style-name="T1">GarageCars</text:span></text:span><text:span text:style-name="T2">: Size of garage in car capacity</text:span></text:p>
        </text:list-item>
        <text:list-item>
          <text:p text:style-name="P2"><text:span text:style-name="Strong_20_Emphasis"><text:span text:style-name="T1">GarageArea</text:span></text:span><text:span text:style-name="T2">: Size of garage in square feet</text:span></text:p>
        </text:list-item>
        <text:list-item>
          <text:p text:style-name="P2"><text:span text:style-name="Strong_20_Emphasis"><text:span text:style-name="T1">GarageQual</text:span></text:span><text:span text:style-name="T2">: Garage quality</text:span></text:p>
        </text:list-item>
        <text:list-item>
          <text:p text:style-name="P2"><text:span text:style-name="Strong_20_Emphasis"><text:span text:style-name="T1">GarageCond</text:span></text:span><text:span text:style-name="T2">: Garage condition</text:span></text:p>
        </text:list-item>
        <text:list-item>
          <text:p text:style-name="P2"><text:span text:style-name="Strong_20_Emphasis"><text:span text:style-name="T1">PavedDrive</text:span></text:span><text:span text:style-name="T2">: Paved driveway</text:span></text:p>
        </text:list-item>
        <text:list-item>
          <text:p text:style-name="P2"><text:span text:style-name="Strong_20_Emphasis"><text:span text:style-name="T1">WoodDeckSF</text:span></text:span><text:span text:style-name="T2">: Wood deck area in square feet</text:span></text:p>
        </text:list-item>
        <text:list-item>
          <text:p text:style-name="P2"><text:span text:style-name="Strong_20_Emphasis"><text:span text:style-name="T1">OpenPorchSF</text:span></text:span><text:span text:style-name="T2">: Open porch area in square feet</text:span></text:p>
        </text:list-item>
        <text:list-item>
          <text:p text:style-name="P2"><text:span text:style-name="Strong_20_Emphasis"><text:span text:style-name="T1">EnclosedPorch</text:span></text:span><text:span text:style-name="T2">: Enclosed porch area in square feet</text:span></text:p>
        </text:list-item>
        <text:list-item>
          <text:p text:style-name="P2"><text:span text:style-name="Strong_20_Emphasis"><text:span text:style-name="T1">3SsnPorch</text:span></text:span><text:span text:style-name="T2">: Three season porch area in square feet</text:span></text:p>
        </text:list-item>
        <text:list-item>
          <text:p text:style-name="P2"><text:span text:style-name="Strong_20_Emphasis"><text:span text:style-name="T1">ScreenPorch</text:span></text:span><text:span text:style-name="T2">: Screen porch area in square feet</text:span></text:p>
        </text:list-item>
        <text:list-item>
          <text:p text:style-name="P2"><text:span text:style-name="Strong_20_Emphasis"><text:span text:style-name="T1">PoolArea</text:span></text:span><text:span text:style-name="T2">: Pool area in square feet</text:span></text:p>
        </text:list-item>
        <text:list-item>
          <text:p text:style-name="P2"><text:span text:style-name="Strong_20_Emphasis"><text:span text:style-name="T1">PoolQC</text:span></text:span><text:span text:style-name="T2">: Pool quality</text:span></text:p>
        </text:list-item>
        <text:list-item>
          <text:p text:style-name="P2"><text:span text:style-name="Strong_20_Emphasis"><text:span text:style-name="T1">Fence</text:span></text:span><text:span text:style-name="T2">: Fence quality</text:span></text:p>
        </text:list-item>
        <text:list-item>
          <text:p text:style-name="P2"><text:span text:style-name="Strong_20_Emphasis"><text:span text:style-name="T1">MiscFeature</text:span></text:span><text:span text:style-name="T2">: Miscellaneous feature not covered in other categories</text:span></text:p>
        </text:list-item>
        <text:list-item>
          <text:p text:style-name="P2"><text:span text:style-name="Strong_20_Emphasis"><text:span text:style-name="T1">MiscVal</text:span></text:span><text:span text:style-name="T2">: $Value of miscellaneous feature</text:span></text:p>
        </text:list-item>
        <text:list-item>
          <text:p text:style-name="P2"><text:span text:style-name="Strong_20_Emphasis"><text:span text:style-name="T1">MoSold</text:span></text:span><text:span text:style-name="T2">: Month Sold</text:span></text:p>
        </text:list-item>
        <text:list-item>
          <text:p text:style-name="P2"><text:span text:style-name="Strong_20_Emphasis"><text:span text:style-name="T1">YrSold</text:span></text:span><text:span text:style-name="T2">: Year Sold</text:span></text:p>
        </text:list-item>
        <text:list-item>
          <text:p text:style-name="P2"><text:span text:style-name="Strong_20_Emphasis"><text:span text:style-name="T1">SaleType</text:span></text:span><text:span text:style-name="T2">: Type of sale</text:span></text:p>
        </text:list-item>
        <text:list-item>
          <text:p text:style-name="P2"><text:soft-page-break/><text:span text:style-name="Strong_20_Emphasis"><text:span text:style-name="T1">SaleCondition</text:span></text:span><text:span text:style-name="T2">: Condition of sal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48:28.617547034</meta:creation-date>
    <dc:date>2018-08-20T14:48:59.092567399</dc:date>
    <meta:editing-duration>PT36S</meta:editing-duration>
    <meta:editing-cycles>1</meta:editing-cycles>
    <meta:document-statistic meta:table-count="0" meta:image-count="0" meta:object-count="0" meta:page-count="3" meta:paragraph-count="87" meta:word-count="594" meta:character-count="3632" meta:non-whitespace-character-count="3209"/>
    <meta:generator>LibreOffice/6.0.3.2$Linux_X86_64 LibreOffice_project/00m0$Build-2</meta:generator>
  </office:meta>
</office:document-meta>
</file>